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Akcent_32_1" style:data-style-name="N0">
      <style:table-cell-properties fo:border-top="2pt solid #000000" fo:border-bottom="2pt solid #000000" fo:border-left="2pt solid #000000" fo:border-right="none" style:vertical-align="automatic" fo:background-color="#156082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 style:font-family-generic="swiss"/>
    </style:style>
    <style:style style:name="ce3" style:family="table-cell" style:parent-style-name="Akcent_32_1" style:data-style-name="N0">
      <style:table-cell-properties fo:border-top="2pt solid #000000" fo:border-bottom="2pt solid #000000" fo:border-left="none" fo:border-right="2pt solid #000000" style:vertical-align="automatic" fo:background-color="#156082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 style:font-family-generic="swiss"/>
    </style:style>
    <style:style style:name="ce4" style:family="table-cell" style:parent-style-name="Akcent_32_1" style:data-style-name="N0">
      <style:table-cell-properties fo:border-top="2pt solid #000000" fo:border-bottom="none" fo:border-left="2pt solid #000000" fo:border-right="none" style:vertical-align="automatic" fo:background-color="#156082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 style:font-family-generic="swiss"/>
    </style:style>
    <style:style style:name="ce5" style:family="table-cell" style:parent-style-name="Akcent_32_1" style:data-style-name="N0">
      <style:table-cell-properties fo:border-top="2pt solid #000000" fo:border-bottom="none" fo:border-left="none" fo:border-right="none" style:vertical-align="automatic" fo:background-color="#156082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 style:font-family-generic="swiss"/>
    </style:style>
    <style:style style:name="ce6" style:family="table-cell" style:parent-style-name="Akcent_32_1" style:data-style-name="N0">
      <style:table-cell-properties fo:border-top="2pt solid #000000" fo:border-bottom="none" fo:border-left="none" fo:border-right="2pt solid #000000" style:vertical-align="automatic" fo:background-color="#156082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 style:font-family-generic="swiss"/>
    </style:style>
    <style:style style:name="ce7" style:family="table-cell" style:parent-style-name="_50_0_37__32__8212__32_akcent_32_1" style:data-style-name="N0">
      <style:table-cell-properties fo:border-top="thin solid #000000" fo:border-bottom="thin solid #000000" fo:border-left="2pt solid #000000" fo:border-right="thin solid #000000" fo:background-color="#C0E6F5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8" style:family="table-cell" style:parent-style-name="_50_0_37__32__8212__32_akcent_32_1" style:data-style-name="N0">
      <style:table-cell-properties fo:border-top="thin solid #000000" fo:border-bottom="thin solid #000000" fo:border-left="thin solid #000000" fo:border-right="2pt solid #000000" fo:background-color="#C0E6F5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9" style:family="table-cell" style:parent-style-name="_54_0_37__32__8212__32_akcent_32_1" style:data-style-name="N0">
      <style:table-cell-properties fo:border-top="2pt solid #000000" fo:border-bottom="none" fo:border-left="2pt solid #000000" fo:border-right="thin solid #000000" fo:background-color="#44B3E1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10" style:family="table-cell" style:parent-style-name="_54_0_37__32__8212__32_akcent_32_1" style:data-style-name="N0">
      <style:table-cell-properties fo:border-top="2pt solid #000000" fo:border-bottom="none" fo:border-left="thin solid #000000" fo:border-right="2pt solid #000000" fo:background-color="#44B3E1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11" style:family="table-cell" style:parent-style-name="_50_0_37__32__8212__32_akcent_32_1" style:data-style-name="N0">
      <style:table-cell-properties fo:border-top="2pt solid #000000" fo:border-bottom="thin solid #000000" fo:border-left="2pt solid #000000" fo:border-right="thin solid #000000" fo:background-color="#C0E6F5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12" style:family="table-cell" style:parent-style-name="_50_0_37__32__8212__32_akcent_32_1" style:data-style-name="N0">
      <style:table-cell-properties fo:border-top="2pt solid #000000" fo:border-bottom="thin solid #000000" fo:border-left="thin solid #000000" fo:border-right="2pt solid #000000" fo:background-color="#C0E6F5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13" style:family="table-cell" style:parent-style-name="_54_0_37__32__8212__32_akcent_32_1" style:data-style-name="N0">
      <style:table-cell-properties fo:border-top="2pt solid #000000" fo:border-bottom="2pt solid #000000" fo:border-left="2pt solid #000000" fo:border-right="thin solid #000000" fo:background-color="#44B3E1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14" style:family="table-cell" style:parent-style-name="_54_0_37__32__8212__32_akcent_32_1" style:data-style-name="N0">
      <style:table-cell-properties fo:border-top="2pt solid #000000" fo:border-bottom="2pt solid #000000" fo:border-left="thin solid #000000" fo:border-right="2pt solid #000000" fo:background-color="#44B3E1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15" style:family="table-cell" style:parent-style-name="_54_0_37__32__8212__32_akcent_32_1" style:data-style-name="N0">
      <style:table-cell-properties fo:border="2pt solid #000000" fo:background-color="#44B3E1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16" style:family="table-cell" style:parent-style-name="Akcent_32_1" style:data-style-name="N0">
      <style:table-cell-properties fo:border-top="2pt solid #000000" fo:border-bottom="2pt solid #000000" fo:border-left="thin solid #000000" fo:border-right="none" style:vertical-align="automatic" fo:background-color="#156082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 style:font-family-generic="swiss"/>
    </style:style>
    <style:style style:name="ce17" style:family="table-cell" style:parent-style-name="_54_0_37__32__8212__32_akcent_32_4" style:data-style-name="N0">
      <style:table-cell-properties fo:border-top="2pt solid #000000" fo:border-bottom="none" fo:border-left="2pt solid #000000" fo:border-right="2pt solid #000000" style:vertical-align="middle" fo:wrap-option="wrap" fo:background-color="#61CBF3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18" style:family="table-cell" style:parent-style-name="_54_0_37__32__8212__32_akcent_32_4" style:data-style-name="N0">
      <style:table-cell-properties fo:border-top="none" fo:border-bottom="none" fo:border-left="2pt solid #000000" fo:border-right="2pt solid #000000" style:vertical-align="middle" fo:wrap-option="wrap" fo:background-color="#61CBF3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19" style:family="table-cell" style:parent-style-name="_54_0_37__32__8212__32_akcent_32_4" style:data-style-name="N0">
      <style:table-cell-properties fo:border-top="none" fo:border-bottom="2pt solid #000000" fo:border-left="2pt solid #000000" fo:border-right="2pt solid #000000" style:vertical-align="middle" fo:wrap-option="wrap" fo:background-color="#61CBF3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20" style:family="table-cell" style:parent-style-name="_50_0_37__32__8212__32_akcent_32_1" style:data-style-name="N0">
      <style:table-cell-properties fo:border-top="thin solid #000000" fo:border-bottom="none" fo:border-left="thin solid #000000" fo:border-right="2pt solid #000000" fo:background-color="#C0E6F5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21" style:family="table-cell" style:parent-style-name="_50_0_37__32__8212__32_akcent_32_1" style:data-style-name="N0">
      <style:table-cell-properties fo:border-top="none" fo:border-bottom="none" fo:border-left="2pt solid #000000" fo:border-right="thin solid #000000" fo:background-color="#C0E6F5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22" style:family="table-cell" style:parent-style-name="_50_0_37__32__8212__32_akcent_32_1" style:data-style-name="N0">
      <style:table-cell-properties fo:border-top="thin solid #000000" fo:border-bottom="none" fo:border-left="2pt solid #000000" fo:border-right="thin solid #000000" fo:background-color="#C0E6F5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23" style:family="table-cell" style:parent-style-name="_52_0_37__32__8212__32_akcent_32_4" style:data-style-name="N0">
      <style:table-cell-properties fo:border-top="2pt solid #000000" fo:border-bottom="2pt solid #000000" fo:border-left="2pt solid #000000" fo:border-right="thin solid #000000" fo:background-color="#94DCF8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24" style:family="table-cell" style:parent-style-name="_52_0_37__32__8212__32_akcent_32_4" style:data-style-name="N0">
      <style:table-cell-properties fo:border-top="2pt solid #000000" fo:border-bottom="2pt solid #000000" fo:border-left="thin solid #000000" fo:border-right="2pt solid #000000" fo:background-color="#94DCF8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25" style:family="table-cell" style:parent-style-name="_52_0_37__32__8212__32_akcent_32_4" style:data-style-name="N0">
      <style:table-cell-properties fo:border-top="2pt solid #000000" fo:border-bottom="2pt solid #000000" fo:border-left="2pt solid #000000" fo:border-right="none" fo:background-color="#94DCF8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26" style:family="table-cell" style:parent-style-name="_54_0_37__32__8212__32_akcent_32_4" style:data-style-name="N0">
      <style:table-cell-properties fo:border="2pt solid #000000" style:vertical-align="middle" fo:wrap-option="wrap" fo:background-color="#61CBF3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ce27" style:family="table-cell" style:parent-style-name="Akcent_32_1" style:data-style-name="N0">
      <style:table-cell-properties fo:border-top="2pt solid #000000" fo:border-bottom="2pt solid #000000" fo:border-left="2pt solid #000000" fo:border-right="thin solid #000000" style:vertical-align="automatic" fo:background-color="#156082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 style:font-family-generic="swiss"/>
    </style:style>
    <style:style style:name="ce28" style:family="table-cell" style:parent-style-name="Akcent_32_1" style:data-style-name="N0">
      <style:table-cell-properties fo:border-top="2pt solid #000000" fo:border-bottom="2pt solid #000000" fo:border-left="thin solid #000000" fo:border-right="2pt solid #000000" style:vertical-align="automatic" fo:background-color="#156082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3pt" style:use-optimal-row-height="true" fo:break-before="auto"/>
    </style:style>
    <style:style style:name="ro2" style:family="table-row">
      <style:table-row-properties style:row-height="12.6pt" style:use-optimal-row-height="true" fo:break-before="auto"/>
    </style:style>
    <style:style style:name="ro3" style:family="table-row">
      <style:table-row-properties style:row-height="14.7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0.138074" table:style-name="ce1">
            <text:p>0,138074</text:p>
          </table:table-cell>
          <table:table-cell office:value-type="float" office:value="0.12354800000000001" table:style-name="ce1">
            <text:p>0,123548</text:p>
          </table:table-cell>
          <table:table-cell office:value-type="float" office:value="0.1132" table:style-name="ce1">
            <text:p>0,113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4169999999999999E-3" table:style-name="ce1">
            <text:p>0,005417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72882" table:style-name="ce1">
            <text:p>0,572882</text:p>
          </table:table-cell>
          <table:table-cell office:value-type="float" office:value="0.50418200000000002" table:style-name="ce1">
            <text:p>0,504182</text:p>
          </table:table-cell>
          <table:table-cell office:value-type="float" office:value="0.46615299999999998" table:style-name="ce1">
            <text:p>0,46615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0.1132" table:style-name="ce1">
            <text:p>0,1132</text:p>
          </table:table-cell>
          <table:table-cell office:value-type="float" office:value="0.1132" table:style-name="ce1">
            <text:p>0,1132</text:p>
          </table:table-cell>
          <table:table-cell table:number-columns-repeated="2" table:style-name="ce1"/>
          <table:table-cell office:value-type="float" office:value="0.1132" table:style-name="ce1">
            <text:p>0,1132</text:p>
          </table:table-cell>
          <table:table-cell office:value-type="float" office:value="0.1132" table:style-name="ce1">
            <text:p>0,113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5.4169999999999999E-3" table:style-name="ce1">
            <text:p>0,005417</text:p>
          </table:table-cell>
          <table:table-cell office:value-type="float" office:value="5.4169999999999999E-3" table:style-name="ce1">
            <text:p>0,005417</text:p>
          </table:table-cell>
          <table:table-cell table:number-columns-repeated="2" table:style-name="ce1"/>
          <table:table-cell office:value-type="float" office:value="5.4169999999999999E-3" table:style-name="ce1">
            <text:p>0,005417</text:p>
          </table:table-cell>
          <table:table-cell office:value-type="float" office:value="5.4169999999999999E-3" table:style-name="ce1">
            <text:p>0,005417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0.46615299999999998" table:style-name="ce1">
            <text:p>0,466153</text:p>
          </table:table-cell>
          <table:table-cell office:value-type="float" office:value="0.46615299999999998" table:style-name="ce1">
            <text:p>0,466153</text:p>
          </table:table-cell>
          <table:table-cell table:number-columns-repeated="2" table:style-name="ce1"/>
          <table:table-cell office:value-type="float" office:value="0.46615299999999998" table:style-name="ce1">
            <text:p>0,466153</text:p>
          </table:table-cell>
          <table:table-cell office:value-type="float" office:value="0.46615299999999998" table:style-name="ce1">
            <text:p>0,466153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EB</text:p>
          </table:table-cell>
          <table:table-cell office:value-type="float" office:value="0.14433799999999999" table:style-name="ce1">
            <text:p>0,144338</text:p>
          </table:table-cell>
          <table:table-cell office:value-type="float" office:value="0.14762500000000001" table:style-name="ce1">
            <text:p>0,147625</text:p>
          </table:table-cell>
          <table:table-cell office:value-type="float" office:value="0.15582599999999999" table:style-name="ce1">
            <text:p>0,155826</text:p>
          </table:table-cell>
          <table:table-cell office:value-type="float" office:value="0.14926300000000001" table:formula="of:=AVERAGE( [.B13:.D13])" table:style-name="ce1">
            <text:p>0,149263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9.8379999999999995E-3" table:style-name="ce1">
            <text:p>0,009838</text:p>
          </table:table-cell>
          <table:table-cell office:value-type="float" office:value="0" table:style-name="ce1">
            <text:p>0</text:p>
          </table:table-cell>
          <table:table-cell office:value-type="float" office:value="1.2916E-2" table:style-name="ce1">
            <text:p>0,012916</text:p>
          </table:table-cell>
          <table:table-cell office:value-type="float" office:value="7.5846666666666666E-3" table:formula="of:=AVERAGE( [.B14:.D14])" table:style-name="ce1">
            <text:p>0,007584667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0.83464400000000005" table:style-name="ce1">
            <text:p>0,834644</text:p>
          </table:table-cell>
          <table:table-cell office:value-type="float" office:value="0.88047799999999998" table:style-name="ce1">
            <text:p>0,880478</text:p>
          </table:table-cell>
          <table:table-cell office:value-type="float" office:value="0.87435099999999999" table:style-name="ce1">
            <text:p>0,874351</text:p>
          </table:table-cell>
          <table:table-cell office:value-type="float" office:value="0.8631576666666666" table:formula="of:=AVERAGE( [.B15:.D15])" table:style-name="ce1">
            <text:p>0,86315766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P</text:p>
          </table:table-cell>
          <table:table-cell office:value-type="float" office:value="0.107512" table:style-name="ce1">
            <text:p>0,107512</text:p>
          </table:table-cell>
          <table:table-cell office:value-type="float" office:value="0.13835800000000001" table:style-name="ce1">
            <text:p>0,138358</text:p>
          </table:table-cell>
          <table:table-cell office:value-type="float" office:value="0.118672" table:style-name="ce1">
            <text:p>0,118672</text:p>
          </table:table-cell>
          <table:table-cell office:value-type="float" office:value="0.12151400000000001" table:formula="of:=AVERAGE( [.B17:.D17])" table:style-name="ce1">
            <text:p>0,121514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725E-2" table:style-name="ce1">
            <text:p>0,014725</text:p>
          </table:table-cell>
          <table:table-cell office:value-type="float" office:value="4.9083333333333331E-3" table:formula="of:=AVERAGE( [.B18:.D18])" table:style-name="ce1">
            <text:p>0,004908333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0.434365" table:style-name="ce1">
            <text:p>0,434365</text:p>
          </table:table-cell>
          <table:table-cell office:value-type="float" office:value="0.55505700000000002" table:style-name="ce1">
            <text:p>0,555057</text:p>
          </table:table-cell>
          <table:table-cell office:value-type="float" office:value="0.49542900000000001" table:style-name="ce1">
            <text:p>0,495429</text:p>
          </table:table-cell>
          <table:table-cell office:value-type="float" office:value="0.49495033333333333" table:formula="of:=AVERAGE( [.B19:.D19])" table:style-name="ce1">
            <text:p>0,494950333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OP</text:p>
          </table:table-cell>
          <table:table-cell office:value-type="float" office:value="0.218609" table:style-name="ce1">
            <text:p>0,218609</text:p>
          </table:table-cell>
          <table:table-cell office:value-type="float" office:value="0.18771199999999999" table:style-name="ce1">
            <text:p>0,187712</text:p>
          </table:table-cell>
          <table:table-cell office:value-type="float" office:value="0.28172900000000001" table:style-name="ce1">
            <text:p>0,281729</text:p>
          </table:table-cell>
          <table:table-cell office:value-type="float" office:value="0.22935000000000003" table:formula="of:=AVERAGE( [.B22:.D22])" table:style-name="ce1">
            <text:p>0,229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2.4919999999999999E-3" table:style-name="ce1">
            <text:p>0,002492</text:p>
          </table:table-cell>
          <table:table-cell office:value-type="float" office:value="0" table:style-name="ce1">
            <text:p>0</text:p>
          </table:table-cell>
          <table:table-cell office:value-type="float" office:value="1.6360000000000001E-3" table:style-name="ce1">
            <text:p>0,001636</text:p>
          </table:table-cell>
          <table:table-cell office:value-type="float" office:value="1.3759999999999998E-3" table:formula="of:=AVERAGE( [.B23:.D23])" table:style-name="ce1">
            <text:p>0,00137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0.49010900000000002" table:style-name="ce1">
            <text:p>0,490109</text:p>
          </table:table-cell>
          <table:table-cell office:value-type="float" office:value="0.431589" table:style-name="ce1">
            <text:p>0,431589</text:p>
          </table:table-cell>
          <table:table-cell office:value-type="float" office:value="0.60412999999999994" table:style-name="ce1">
            <text:p>0,60413</text:p>
          </table:table-cell>
          <table:table-cell office:value-type="float" office:value="0.50860933333333336" table:formula="of:=AVERAGE( [.B24:.D24])" table:style-name="ce1">
            <text:p>0,508609333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B</text:p>
          </table:table-cell>
          <table:table-cell office:value-type="float" office:value="0.32020500000000002" table:style-name="ce1">
            <text:p>0,320205</text:p>
          </table:table-cell>
          <table:table-cell office:value-type="float" office:value="0.31184000000000001" table:style-name="ce1">
            <text:p>0,31184</text:p>
          </table:table-cell>
          <table:table-cell office:value-type="float" office:value="0.26732899999999998" table:style-name="ce1">
            <text:p>0,267329</text:p>
          </table:table-cell>
          <table:table-cell office:value-type="float" office:value="0.2997913333333333" table:formula="of:=AVERAGE( [.B26:.D26])" table:style-name="ce1">
            <text:p>0,299791333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.3959999999999998E-3" table:style-name="ce1">
            <text:p>0,007396</text:p>
          </table:table-cell>
          <table:table-cell office:value-type="float" office:value="2.4030000000000002E-3" table:style-name="ce1">
            <text:p>0,002403</text:p>
          </table:table-cell>
          <table:table-cell office:value-type="float" office:value="3.2663333333333333E-3" table:formula="of:=AVERAGE( [.B27:.D27])" table:style-name="ce1">
            <text:p>0,003266333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0.98037300000000005" table:style-name="ce1">
            <text:p>0,980373</text:p>
          </table:table-cell>
          <table:table-cell office:value-type="float" office:value="0.97350400000000004" table:style-name="ce1">
            <text:p>0,973504</text:p>
          </table:table-cell>
          <table:table-cell office:value-type="float" office:value="0.89587399999999995" table:style-name="ce1">
            <text:p>0,895874</text:p>
          </table:table-cell>
          <table:table-cell office:value-type="float" office:value="0.94991700000000001" table:formula="of:=AVERAGE( [.B28:.D28])" table:style-name="ce1">
            <text:p>0,94991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STATECZNE</text:p>
          </table:table-cell>
          <table:table-cell office:value-type="string" table:style-name="ce1">
            <text:p>clone</text:p>
          </table:table-cell>
          <table:table-cell table:number-columns-repeated="4" table:style-name="ce1"/>
          <table:table-cell office:value-type="string" table:style-name="ce1">
            <text:p>deb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b</text:p>
          </table:table-cell>
          <table:table-cell office:value-type="float" office:value="0.145263" table:style-name="ce1">
            <text:p>0,145263</text:p>
          </table:table-cell>
          <table:table-cell office:value-type="float" office:value="0.127555" table:style-name="ce1">
            <text:p>0,127555</text:p>
          </table:table-cell>
          <table:table-cell office:value-type="float" office:value="0.132134" table:style-name="ce1">
            <text:p>0,132134</text:p>
          </table:table-cell>
          <table:table-cell table:style-name="ce1"/>
          <table:table-cell office:value-type="float" office:value="1.4849060000000001" table:style-name="ce1">
            <text:p>1,484906</text:p>
          </table:table-cell>
          <table:table-cell office:value-type="float" office:value="1.114468" table:style-name="ce1">
            <text:p>1,114468</text:p>
          </table:table-cell>
          <table:table-cell office:value-type="float" office:value="1.591029" table:style-name="ce1">
            <text:p>1,591029</text:p>
          </table:table-cell>
          <table:table-cell table:style-name="ce1"/>
          <table:table-cell office:value-type="string" table:style-name="ce1">
            <text:p>zeg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5.8760000000000001E-3" table:style-name="ce1">
            <text:p>0,005876</text:p>
          </table:table-cell>
          <table:table-cell office:value-type="float" office:value="6.4850000000000003E-3" table:style-name="ce1">
            <text:p>0,006485</text:p>
          </table:table-cell>
          <table:table-cell office:value-type="float" office:value="7.5960000000000003E-3" table:style-name="ce1">
            <text:p>0,007596</text:p>
          </table:table-cell>
          <table:table-cell table:style-name="ce1"/>
          <table:table-cell office:value-type="float" office:value="0.14976800000000001" table:style-name="ce1">
            <text:p>0,149768</text:p>
          </table:table-cell>
          <table:table-cell office:value-type="float" office:value="0.122379" table:style-name="ce1">
            <text:p>0,122379</text:p>
          </table:table-cell>
          <table:table-cell office:value-type="float" office:value="0.123172" table:style-name="ce1">
            <text:p>0,123172</text:p>
          </table:table-cell>
          <table:table-cell table:style-name="ce1"/>
          <table:table-cell office:value-type="string" table:style-name="ce1">
            <text:p>cpu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0.54027899999999995" table:style-name="ce1">
            <text:p>0,540279</text:p>
          </table:table-cell>
          <table:table-cell office:value-type="float" office:value="0.50628700000000004" table:style-name="ce1">
            <text:p>0,506287</text:p>
          </table:table-cell>
          <table:table-cell office:value-type="float" office:value="0.53055799999999997" table:style-name="ce1">
            <text:p>0,530558</text:p>
          </table:table-cell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float" office:value="0.49475999999999998" table:style-name="ce1">
            <text:p>0,49476</text:p>
          </table:table-cell>
          <table:table-cell office:value-type="float" office:value="0.50247699999999995" table:style-name="ce1">
            <text:p>0,502477</text:p>
          </table:table-cell>
          <table:table-cell office:value-type="float" office:value="0.51345499999999999" table:style-name="ce1">
            <text:p>0,513455</text:p>
          </table:table-cell>
          <table:table-cell table:style-name="ce1"/>
          <table:table-cell office:value-type="string" table:style-name="ce1">
            <text:p>ze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pt</text:p>
          </table:table-cell>
          <table:table-cell office:value-type="float" office:value="0.12202399999999999" table:style-name="ce1">
            <text:p>0,122024</text:p>
          </table:table-cell>
          <table:table-cell office:value-type="float" office:value="0.12538099999999999" table:style-name="ce1">
            <text:p>0,125381</text:p>
          </table:table-cell>
          <table:table-cell office:value-type="float" office:value="0.16824700000000001" table:style-name="ce1">
            <text:p>0,168247</text:p>
          </table:table-cell>
          <table:table-cell table:style-name="ce1"/>
          <table:table-cell office:value-type="float" office:value="0.330702" table:style-name="ce1">
            <text:p>0,330702</text:p>
          </table:table-cell>
          <table:table-cell office:value-type="float" office:value="0.36846800000000002" table:style-name="ce1">
            <text:p>0,368468</text:p>
          </table:table-cell>
          <table:table-cell office:value-type="float" office:value="0.40931299999999998" table:style-name="ce1">
            <text:p>0,409313</text:p>
          </table:table-cell>
          <table:table-cell table:style-name="ce1"/>
          <table:table-cell office:value-type="string" table:style-name="ce1">
            <text:p>cpu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.1619999999999999E-3" table:style-name="ce1">
            <text:p>0,004162</text:p>
          </table:table-cell>
          <table:table-cell office:value-type="float" office:value="2.849E-3" table:style-name="ce1">
            <text:p>0,002849</text:p>
          </table:table-cell>
          <table:table-cell office:value-type="float" office:value="5.4689999999999999E-3" table:style-name="ce1">
            <text:p>0,005469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54153300000000004" table:style-name="ce1">
            <text:p>0,541533</text:p>
          </table:table-cell>
          <table:table-cell office:value-type="float" office:value="0.55279" table:style-name="ce1">
            <text:p>0,55279</text:p>
          </table:table-cell>
          <table:table-cell office:value-type="float" office:value="0.52644899999999994" table:style-name="ce1">
            <text:p>0,526449</text:p>
          </table:table-cell>
          <table:table-cell table:number-columns-repeated="2" table:style-name="ce1"/>
          <table:table-cell office:value-type="string" table:style-name="ce1">
            <text:p>opt</text:p>
          </table:table-cell>
          <table:table-cell table:style-name="ce1"/>
          <table:table-cell office:value-type="float" office:value="1000000" table:formula="of:= 1000000" table:style-name="ce1">
            <text:p>1000000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float" office:value="100000000" table:formula="of:= 10000*10000" table:style-name="ce1">
            <text:p>1000000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opt fork</text:p>
          </table:table-cell>
          <table:table-cell office:value-type="float" office:value="0.16824700000000001" table:style-name="ce1">
            <text:p>0,168247</text:p>
          </table:table-cell>
          <table:table-cell office:value-type="float" office:value="0.18018899999999999" table:style-name="ce1">
            <text:p>0,180189</text:p>
          </table:table-cell>
          <table:table-cell office:value-type="float" office:value="0.16584299999999999" table:style-name="ce1">
            <text:p>0,165843</text:p>
          </table:table-cell>
          <table:table-cell table:style-name="ce1"/>
          <table:table-cell office:value-type="float" office:value="1.4682539999999999" table:style-name="ce1">
            <text:p>1,468254</text:p>
          </table:table-cell>
          <table:table-cell office:value-type="float" office:value="1.191308" table:style-name="ce1">
            <text:p>1,191308</text:p>
          </table:table-cell>
          <table:table-cell office:value-type="float" office:value="1.3242929999999999" table:style-name="ce1">
            <text:p>1,324293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5.4689999999999999E-3" table:style-name="ce1">
            <text:p>0,005469</text:p>
          </table:table-cell>
          <table:table-cell office:value-type="float" office:value="6.1279999999999998E-3" table:style-name="ce1">
            <text:p>0,006128</text:p>
          </table:table-cell>
          <table:table-cell office:value-type="float" office:value="6.8339999999999998E-3" table:style-name="ce1">
            <text:p>0,006834</text:p>
          </table:table-cell>
          <table:table-cell table:style-name="ce1"/>
          <table:table-cell office:value-type="float" office:value="0.144623" table:style-name="ce1">
            <text:p>0,144623</text:p>
          </table:table-cell>
          <table:table-cell office:value-type="float" office:value="0.14921300000000001" table:style-name="ce1">
            <text:p>0,149213</text:p>
          </table:table-cell>
          <table:table-cell office:value-type="float" office:value="0.15285199999999999" table:style-name="ce1">
            <text:p>0,152852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.52644899999999994" table:style-name="ce1">
            <text:p>0,526449</text:p>
          </table:table-cell>
          <table:table-cell office:value-type="float" office:value="0.72019" table:style-name="ce1">
            <text:p>0,72019</text:p>
          </table:table-cell>
          <table:table-cell office:value-type="float" office:value="0.65992799999999996" table:style-name="ce1">
            <text:p>0,659928</text:p>
          </table:table-cell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float" office:value="0.50417000000000001" table:style-name="ce1">
            <text:p>0,50417</text:p>
          </table:table-cell>
          <table:table-cell office:value-type="float" office:value="0.48031699999999999" table:style-name="ce1">
            <text:p>0,480317</text:p>
          </table:table-cell>
          <table:table-cell office:value-type="float" office:value="0.47115699999999999" table:style-name="ce1">
            <text:p>0,471157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0.37885600000000003" table:style-name="ce1">
            <text:p>0,378856</text:p>
          </table:table-cell>
          <table:table-cell office:value-type="float" office:value="0.28742699999999999" table:style-name="ce1">
            <text:p>0,287427</text:p>
          </table:table-cell>
          <table:table-cell office:value-type="float" office:value="0.20658299999999999" table:style-name="ce1">
            <text:p>0,206583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.37212600000000001" table:style-name="ce1">
            <text:p>0,372126</text:p>
          </table:table-cell>
          <table:table-cell office:value-type="float" office:value="0.37162800000000001" table:style-name="ce1">
            <text:p>0,371628</text:p>
          </table:table-cell>
          <table:table-cell office:value-type="float" office:value="0.32568900000000001" table:style-name="ce1">
            <text:p>0,325689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.0330000000000001E-3" table:style-name="ce1">
            <text:p>0,001033</text:p>
          </table:table-cell>
          <table:table-cell office:value-type="float" office:value="8.711E-3" table:style-name="ce1">
            <text:p>0,008711</text:p>
          </table:table-cell>
          <table:table-cell office:value-type="float" office:value="1.4339999999999999E-3" table:style-name="ce1">
            <text:p>0,00143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.179243" table:style-name="ce1">
            <text:p>1,179243</text:p>
          </table:table-cell>
          <table:table-cell office:value-type="float" office:value="1.119286" table:style-name="ce1">
            <text:p>1,119286</text:p>
          </table:table-cell>
          <table:table-cell office:value-type="float" office:value="1.054683" table:style-name="ce1">
            <text:p>1,05468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number-columns-spanned="1" table:number-rows-spanned="5" table:style-name="ce26">
            <text:p>Wersje Debugowania</text:p>
          </table:table-cell>
          <table:table-cell office:value-type="string" table:number-columns-spanned="2" table:number-rows-spanned="1" table:style-name="ce27">
            <text:p>OP. In/out</text:p>
          </table:table-cell>
          <table:covered-table-cell/>
          <table:table-cell office:value-type="string" table:number-columns-spanned="2" table:number-rows-spanned="1" table:style-name="ce28">
            <text:p>OP. Arytmetyczne</text:p>
          </table:table-cell>
          <table:covered-table-cell/>
          <table:table-cell table:style-name="ce1"/>
          <table:table-cell office:value-type="string" table:number-columns-spanned="1" table:number-rows-spanned="5" table:style-name="ce26">
            <text:p>Wersje do optymalizacji</text:p>
          </table:table-cell>
          <table:table-cell office:value-type="string" table:number-columns-spanned="2" table:number-rows-spanned="1" table:style-name="ce2">
            <text:p>OP. In/out</text:p>
          </table:table-cell>
          <table:covered-table-cell/>
          <table:table-cell office:value-type="string" table:number-columns-spanned="2" table:number-rows-spanned="1" table:style-name="ce3">
            <text:p>OP. Arytmetyczne</text:p>
          </table:table-cell>
          <table:covered-table-cell/>
          <table:table-cell table:number-columns-repeated="16372"/>
        </table:table-row>
        <table:table-row table:style-name="ro3">
          <table:table-cell/>
          <table:covered-table-cell/>
          <table:table-cell office:value-type="string" table:style-name="ce13">
            <text:p>Czas zegara</text:p>
          </table:table-cell>
          <table:table-cell office:value-type="string" table:style-name="ce14">
            <text:p>Czas CPU</text:p>
          </table:table-cell>
          <table:table-cell office:value-type="string" table:style-name="ce9">
            <text:p>Czas zegara</text:p>
          </table:table-cell>
          <table:table-cell office:value-type="string" table:style-name="ce10">
            <text:p>Czas CPU</text:p>
          </table:table-cell>
          <table:table-cell table:style-name="ce1"/>
          <table:covered-table-cell/>
          <table:table-cell office:value-type="string" table:style-name="ce13">
            <text:p>Czas zegara</text:p>
          </table:table-cell>
          <table:table-cell office:value-type="string" table:style-name="ce14">
            <text:p>Czas CPU</text:p>
          </table:table-cell>
          <table:table-cell office:value-type="string" table:style-name="ce9">
            <text:p>Czas zegara</text:p>
          </table:table-cell>
          <table:table-cell office:value-type="string" table:style-name="ce10">
            <text:p>Czas CPU</text:p>
          </table:table-cell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4849060000000001" table:style-name="ce11">
            <text:p>1,484906</text:p>
          </table:table-cell>
          <table:table-cell office:value-type="float" office:value="0.14976800000000001" table:style-name="ce12">
            <text:p>0,149768</text:p>
          </table:table-cell>
          <table:table-cell office:value-type="float" office:value="0.49475999999999998" table:style-name="ce11">
            <text:p>0,49476</text:p>
          </table:table-cell>
          <table:table-cell office:value-type="float" office:value="0.36846800000000002" table:style-name="ce12">
            <text:p>0,368468</text:p>
          </table:table-cell>
          <table:table-cell table:style-name="ce1"/>
          <table:covered-table-cell/>
          <table:table-cell office:value-type="float" office:value="1.4682539999999999" table:formula="of:=[.F40]" table:style-name="ce11">
            <text:p>1,468254</text:p>
          </table:table-cell>
          <table:table-cell office:value-type="float" office:value="0.144623" table:formula="of:=[.F41]" table:style-name="ce12">
            <text:p>0,144623</text:p>
          </table:table-cell>
          <table:table-cell office:value-type="float" office:value="5.0416999999999997E-3" table:formula="of:=[.F43]/100" table:style-name="ce11">
            <text:p>0,0050417</text:p>
          </table:table-cell>
          <table:table-cell office:value-type="float" office:value="3.7885600000000003E-3" table:formula="of:=[.F44]/100" table:style-name="ce12">
            <text:p>0,00378856</text:p>
          </table:table-cell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114468" table:style-name="ce7">
            <text:p>1,114468</text:p>
          </table:table-cell>
          <table:table-cell office:value-type="float" office:value="0.122379" table:style-name="ce8">
            <text:p>0,122379</text:p>
          </table:table-cell>
          <table:table-cell office:value-type="float" office:value="0.50247699999999995" table:style-name="ce7">
            <text:p>0,502477</text:p>
          </table:table-cell>
          <table:table-cell office:value-type="float" office:value="0.330702" table:style-name="ce8">
            <text:p>0,330702</text:p>
          </table:table-cell>
          <table:table-cell table:style-name="ce1"/>
          <table:covered-table-cell/>
          <table:table-cell office:value-type="float" office:value="1.191308" table:formula="of:=[.G40]" table:style-name="ce7">
            <text:p>1,191308</text:p>
          </table:table-cell>
          <table:table-cell office:value-type="float" office:value="0.14921300000000001" table:formula="of:=[.G41]" table:style-name="ce8">
            <text:p>0,149213</text:p>
          </table:table-cell>
          <table:table-cell office:value-type="float" office:value="4.8031699999999998E-3" table:formula="of:=[.G43]/100" table:style-name="ce7">
            <text:p>0,00480317</text:p>
          </table:table-cell>
          <table:table-cell office:value-type="float" office:value="4.8031699999999998E-3" table:formula="of:=[.G43]/100" table:style-name="ce8">
            <text:p>0,00480317</text:p>
          </table:table-cell>
          <table:table-cell table:number-columns-repeated="16372"/>
        </table:table-row>
        <table:table-row table:style-name="ro3">
          <table:table-cell/>
          <table:covered-table-cell/>
          <table:table-cell office:value-type="float" office:value="1.591029" table:style-name="ce22">
            <text:p>1,591029</text:p>
          </table:table-cell>
          <table:table-cell office:value-type="float" office:value="0.123172" table:style-name="ce20">
            <text:p>0,123172</text:p>
          </table:table-cell>
          <table:table-cell office:value-type="float" office:value="0.51345499999999999" table:style-name="ce22">
            <text:p>0,513455</text:p>
          </table:table-cell>
          <table:table-cell office:value-type="float" office:value="0.40931299999999998" table:style-name="ce20">
            <text:p>0,409313</text:p>
          </table:table-cell>
          <table:table-cell table:style-name="ce1"/>
          <table:covered-table-cell/>
          <table:table-cell office:value-type="float" office:value="1.3242929999999999" table:formula="of:=[.H40]" table:style-name="ce21">
            <text:p>1,324293</text:p>
          </table:table-cell>
          <table:table-cell office:value-type="float" office:value="0.15285199999999999" table:formula="of:=[.H41]" table:style-name="ce20">
            <text:p>0,152852</text:p>
          </table:table-cell>
          <table:table-cell office:value-type="float" office:value="4.71157E-3" table:formula="of:=[.H43]/100" table:style-name="ce22">
            <text:p>0,00471157</text:p>
          </table:table-cell>
          <table:table-cell office:value-type="float" office:value="2.0658299999999998E-3" table:formula="of:=[.H44]/100" table:style-name="ce20">
            <text:p>0,00206583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15">
            <text:p>Średnia:</text:p>
          </table:table-cell>
          <table:table-cell office:value-type="float" office:value="1.396801" table:formula="of:=AVERAGE([.C53:.C55])" table:style-name="ce25">
            <text:p>1,396801</text:p>
          </table:table-cell>
          <table:table-cell office:value-type="float" office:value="0.131773" table:formula="of:=AVERAGE([.D53:.D55])" table:style-name="ce24">
            <text:p>0,131773</text:p>
          </table:table-cell>
          <table:table-cell office:value-type="float" office:value="0.50356400000000001" table:formula="of:=AVERAGE([.E53:.E55])" table:style-name="ce25">
            <text:p>0,503564</text:p>
          </table:table-cell>
          <table:table-cell office:value-type="float" office:value="0.36949433333333337" table:formula="of:=AVERAGE([.F53:.F55])" table:style-name="ce24">
            <text:p>0,369494333</text:p>
          </table:table-cell>
          <table:table-cell table:style-name="ce1"/>
          <table:table-cell office:value-type="string" table:style-name="ce15">
            <text:p>Średnia:</text:p>
          </table:table-cell>
          <table:table-cell office:value-type="float" office:value="1.3279516666666666" table:formula="of:=AVERAGE([.I53:.I55])" table:style-name="ce23">
            <text:p>1,327951667</text:p>
          </table:table-cell>
          <table:table-cell office:value-type="float" office:value="0.148896" table:formula="of:=AVERAGE([.J53:.J55])" table:style-name="ce24">
            <text:p>0,148896</text:p>
          </table:table-cell>
          <table:table-cell office:value-type="float" office:value="4.8521466666666662E-3" table:formula="of:=AVERAGE([.K53:.K55])" table:style-name="ce25">
            <text:p>0,004852147</text:p>
          </table:table-cell>
          <table:table-cell office:value-type="float" office:value="3.55252E-3" table:formula="of:=AVERAGE([.L53:.L55])" table:style-name="ce24">
            <text:p>0,00355252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number-columns-spanned="1" table:number-rows-spanned="5" table:style-name="ce26">
            <text:p>Wersje Debugowania</text:p>
          </table:table-cell>
          <table:table-cell office:value-type="string" table:number-columns-spanned="2" table:number-rows-spanned="1" table:style-name="ce27">
            <text:p>OP. In/out</text:p>
          </table:table-cell>
          <table:covered-table-cell/>
          <table:table-cell office:value-type="string" table:number-columns-spanned="2" table:number-rows-spanned="1" table:style-name="ce28">
            <text:p>OP. Arytmetyczne</text:p>
          </table:table-cell>
          <table:covered-table-cell/>
          <table:table-cell table:style-name="ce1"/>
          <table:table-cell office:value-type="string" table:number-columns-spanned="1" table:number-rows-spanned="5" table:style-name="ce26">
            <text:p>Wersje do optymalizacji</text:p>
          </table:table-cell>
          <table:table-cell office:value-type="string" table:number-columns-spanned="2" table:number-rows-spanned="1" table:style-name="ce2">
            <text:p>OP. In/out</text:p>
          </table:table-cell>
          <table:covered-table-cell/>
          <table:table-cell office:value-type="string" table:number-columns-spanned="2" table:number-rows-spanned="1" table:style-name="ce3">
            <text:p>OP. Arytmetyczne</text:p>
          </table:table-cell>
          <table:covered-table-cell/>
          <table:table-cell table:number-columns-repeated="16372"/>
        </table:table-row>
        <table:table-row table:style-name="ro3">
          <table:table-cell/>
          <table:covered-table-cell/>
          <table:table-cell office:value-type="string" table:style-name="ce13">
            <text:p>Czas zegara</text:p>
          </table:table-cell>
          <table:table-cell office:value-type="string" table:style-name="ce14">
            <text:p>Czas CPU</text:p>
          </table:table-cell>
          <table:table-cell office:value-type="string" table:style-name="ce9">
            <text:p>Czas zegara</text:p>
          </table:table-cell>
          <table:table-cell office:value-type="string" table:style-name="ce10">
            <text:p>Czas CPU</text:p>
          </table:table-cell>
          <table:table-cell table:style-name="ce1"/>
          <table:covered-table-cell/>
          <table:table-cell office:value-type="string" table:style-name="ce13">
            <text:p>Czas zegara</text:p>
          </table:table-cell>
          <table:table-cell office:value-type="string" table:style-name="ce14">
            <text:p>Czas CPU</text:p>
          </table:table-cell>
          <table:table-cell office:value-type="string" table:style-name="ce9">
            <text:p>Czas zegara</text:p>
          </table:table-cell>
          <table:table-cell office:value-type="string" table:style-name="ce10">
            <text:p>Czas CPU</text:p>
          </table:table-cell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0.145263" table:formula="of:=[.B32]" table:style-name="ce11">
            <text:p>0,145263</text:p>
          </table:table-cell>
          <table:table-cell office:value-type="float" office:value="5.8760000000000001E-3" table:formula="of:=[.B33]" table:style-name="ce11">
            <text:p>0,005876</text:p>
          </table:table-cell>
          <table:table-cell office:value-type="float" office:value="0.37212600000000001" table:formula="of:=[.B45]" table:style-name="ce11">
            <text:p>0,372126</text:p>
          </table:table-cell>
          <table:table-cell office:value-type="float" office:value="1.0330000000000001E-3" table:formula="of:=[.B46]" table:style-name="ce12">
            <text:p>0,001033</text:p>
          </table:table-cell>
          <table:table-cell table:style-name="ce1"/>
          <table:covered-table-cell/>
          <table:table-cell office:value-type="float" office:value="0.16824700000000001" table:formula="of:=[.B40]" table:style-name="ce11">
            <text:p>0,168247</text:p>
          </table:table-cell>
          <table:table-cell office:value-type="float" office:value="5.4689999999999999E-3" table:formula="of:=[.B41]" table:style-name="ce12">
            <text:p>0,005469</text:p>
          </table:table-cell>
          <table:table-cell office:value-type="float" office:value="0.16824700000000001" table:formula="of:=[.B40]" table:style-name="ce11">
            <text:p>0,168247</text:p>
          </table:table-cell>
          <table:table-cell office:value-type="float" office:value="5.4689999999999999E-3" table:formula="of:=[.B41]" table:style-name="ce12">
            <text:p>0,005469</text:p>
          </table:table-cell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0.127555" table:formula="of:=[.C32]" table:style-name="ce7">
            <text:p>0,127555</text:p>
          </table:table-cell>
          <table:table-cell office:value-type="float" office:value="6.4850000000000003E-3" table:formula="of:=[.C33]" table:style-name="ce7">
            <text:p>0,006485</text:p>
          </table:table-cell>
          <table:table-cell office:value-type="float" office:value="0.37162800000000001" table:formula="of:=[.C45]" table:style-name="ce7">
            <text:p>0,371628</text:p>
          </table:table-cell>
          <table:table-cell office:value-type="float" office:value="8.711E-3" table:formula="of:=[.C46]" table:style-name="ce8">
            <text:p>0,008711</text:p>
          </table:table-cell>
          <table:table-cell table:style-name="ce1"/>
          <table:covered-table-cell/>
          <table:table-cell office:value-type="float" office:value="0.18018899999999999" table:formula="of:=[.C40]" table:style-name="ce7">
            <text:p>0,180189</text:p>
          </table:table-cell>
          <table:table-cell office:value-type="float" office:value="6.1279999999999998E-3" table:formula="of:=[.C41]" table:style-name="ce8">
            <text:p>0,006128</text:p>
          </table:table-cell>
          <table:table-cell office:value-type="float" office:value="0.18018899999999999" table:formula="of:=[.C40]" table:style-name="ce7">
            <text:p>0,180189</text:p>
          </table:table-cell>
          <table:table-cell office:value-type="float" office:value="6.1279999999999998E-3" table:formula="of:=[.C41]" table:style-name="ce8">
            <text:p>0,006128</text:p>
          </table:table-cell>
          <table:table-cell table:number-columns-repeated="16372"/>
        </table:table-row>
        <table:table-row table:style-name="ro3">
          <table:table-cell/>
          <table:covered-table-cell/>
          <table:table-cell office:value-type="float" office:value="0.132134" table:formula="of:=[.D32]" table:style-name="ce22">
            <text:p>0,132134</text:p>
          </table:table-cell>
          <table:table-cell office:value-type="float" office:value="7.5960000000000003E-3" table:formula="of:=[.D33]" table:style-name="ce22">
            <text:p>0,007596</text:p>
          </table:table-cell>
          <table:table-cell office:value-type="float" office:value="0.32568900000000001" table:formula="of:=[.D45]" table:style-name="ce22">
            <text:p>0,325689</text:p>
          </table:table-cell>
          <table:table-cell office:value-type="float" office:value="1.4339999999999999E-3" table:formula="of:=[.D46]" table:style-name="ce20">
            <text:p>0,001434</text:p>
          </table:table-cell>
          <table:table-cell table:style-name="ce1"/>
          <table:covered-table-cell/>
          <table:table-cell office:value-type="float" office:value="0.16584299999999999" table:formula="of:=[.D40]" table:style-name="ce21">
            <text:p>0,165843</text:p>
          </table:table-cell>
          <table:table-cell office:value-type="float" office:value="6.8339999999999998E-3" table:formula="of:=[.D41]" table:style-name="ce20">
            <text:p>0,006834</text:p>
          </table:table-cell>
          <table:table-cell office:value-type="float" office:value="0.16584299999999999" table:formula="of:=[.D40]" table:style-name="ce22">
            <text:p>0,165843</text:p>
          </table:table-cell>
          <table:table-cell office:value-type="float" office:value="6.8339999999999998E-3" table:formula="of:=[.D41]" table:style-name="ce20">
            <text:p>0,006834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15">
            <text:p>Średnia:</text:p>
          </table:table-cell>
          <table:table-cell office:value-type="float" office:value="0.13498399999999999" table:formula="of:=AVERAGE([.C61:.C63])" table:style-name="ce25">
            <text:p>0,134984</text:p>
          </table:table-cell>
          <table:table-cell office:value-type="float" office:value="6.6523333333333339E-3" table:formula="of:=AVERAGE([.D61:.D63])" table:style-name="ce24">
            <text:p>0,006652333</text:p>
          </table:table-cell>
          <table:table-cell office:value-type="float" office:value="0.35648100000000005" table:formula="of:=AVERAGE([.E61:.E63])" table:style-name="ce24">
            <text:p>0,356481</text:p>
          </table:table-cell>
          <table:table-cell office:value-type="float" office:value="3.7259999999999997E-3" table:formula="of:=AVERAGE([.F61:.F63])" table:style-name="ce24">
            <text:p>0,003726</text:p>
          </table:table-cell>
          <table:table-cell table:style-name="ce1"/>
          <table:table-cell office:value-type="string" table:style-name="ce15">
            <text:p>Średnia:</text:p>
          </table:table-cell>
          <table:table-cell office:value-type="float" office:value="0.17142633333333332" table:formula="of:=AVERAGE([.I61:.I63])" table:style-name="ce25">
            <text:p>0,171426333</text:p>
          </table:table-cell>
          <table:table-cell office:value-type="float" office:value="6.1436666666666662E-3" table:formula="of:=AVERAGE([.J61:.J63])" table:style-name="ce24">
            <text:p>0,006143667</text:p>
          </table:table-cell>
          <table:table-cell office:value-type="float" office:value="0.17142633333333332" table:formula="of:=AVERAGE([.K61:.K63])" table:style-name="ce24">
            <text:p>0,171426333</text:p>
          </table:table-cell>
          <table:table-cell office:value-type="float" office:value="6.1436666666666662E-3" table:formula="of:=AVERAGE([.L61:.L63])" table:style-name="ce24">
            <text:p>0,006143667</text:p>
          </table:table-cell>
          <table:table-cell table:number-columns-repeated="16372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_50_0_37__32__8212__32_akcent_32_1" style:display-name="20% — akcent 1" style:family="table-cell" style:data-style-name="N0">
      <style:table-cell-properties fo:background-color="#C0E6F5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_52_0_37__32__8212__32_akcent_32_4" style:display-name="40% — akcent 4" style:family="table-cell" style:data-style-name="N0">
      <style:table-cell-properties fo:background-color="#94DCF8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_54_0_37__32__8212__32_akcent_32_1" style:display-name="60% — akcent 1" style:family="table-cell" style:data-style-name="N0">
      <style:table-cell-properties fo:background-color="#44B3E1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_54_0_37__32__8212__32_akcent_32_4" style:display-name="60% — akcent 4" style:family="table-cell" style:data-style-name="N0">
      <style:table-cell-properties fo:background-color="#61CBF3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kcent_32_1" style:display-name="Akcent 1" style:family="table-cell" style:data-style-name="N0">
      <style:table-cell-properties fo:background-color="#156082"/>
      <style:text-properties fo:color="#FFFFFF" style:font-name="Aptos Narrow" style:font-name-asian="Aptos Narrow" style:font-name-complex="Aptos Narrow" fo:font-size="11pt" style:font-size-asian="11pt" style:font-size-complex="11pt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Marek Kubicki</dc:creator>
    <meta:creation-date>2024-10-14T10:48:42Z</meta:creation-date>
    <dc:date>2024-10-21T07:04:06Z</dc:date>
    <meta:editing-cycles>7</meta:editing-cycles>
    <meta:editing-duration>PT2156S</meta:editing-duration>
  </office:meta>
</office:document-meta>
</file>